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MT" svg:font-family="ArialMT, Arial" style:font-family-generic="swiss"/>
    <style:font-face style:name="Calibri" svg:font-family="Calibri"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2">
      <style:paragraph-properties fo:margin-left="1.016cm" fo:margin-right="0cm" fo:margin-top="0.423cm" fo:margin-bottom="0.212cm" fo:line-height="50%" fo:text-indent="-1.016cm" style:auto-text-indent="false">
        <style:tab-stops>
          <style:tab-stop style:position="1.016cm"/>
        </style:tab-stops>
      </style:paragraph-properties>
      <style:text-properties fo:font-weight="normal" style:font-weight-asian="normal" style:font-weight-complex="normal"/>
    </style:style>
    <style:style style:name="P2" style:family="paragraph" style:parent-style-name="Heading_20_3">
      <style:paragraph-properties fo:margin-left="1.27cm" fo:margin-right="0cm" fo:margin-top="0.423cm" fo:margin-bottom="0.212cm" fo:line-height="50%" fo:text-indent="-1.27cm" style:auto-text-indent="false">
        <style:tab-stops>
          <style:tab-stop style:position="1.27cm"/>
        </style:tab-stops>
      </style:paragraph-properties>
    </style:style>
    <style:style style:name="P3" style:family="paragraph" style:parent-style-name="courant">
      <style:text-properties style:font-name-complex="ArialMT"/>
    </style:style>
    <style:style style:name="P4" style:family="paragraph" style:parent-style-name="Standard">
      <style:text-properties fo:font-size="10pt" fo:font-weight="bold" style:font-size-asian="10pt" style:font-weight-asian="bold" style:font-size-complex="10pt" style:font-weight-complex="bold"/>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h text:style-name="P1" text:outline-level="2">Semestre 4 – Spécialité VIP</text:h>
      <text:p text:style-name="P4"/>
      <text:h text:style-name="P2" text:outline-level="3">UE 41 – Programmation multi-coeurs</text:h>
      <text:p text:style-name="Standard"><text:span text:style-name="T1">Contenu :</text:span><text:span text:style-name="T2"> </text:span></text:p>
      <text:p text:style-name="courant">Ce cours porte sur l'exploitation des différents niveaux de parallélisme présents dans la quasi-totalité des architectures actuelles. Ces niveaux (multi-coeurs, unités vectorielles et cartes graphiques) seront d'abord présentés, en particulier, les problématiques de programmation liées aux spécificités de ces architectures seront étudiés (hyperthreading, pipeline, cache, modèle mémoire, alignement).</text:p>
      <text:p text:style-name="courant">Après une introduction aux structures de données adaptées au parallélisme en mémoire partagée, la programmation de ces architectures sera étudiée au travers d'exemples touchant au calcul scientifique et au traitement d'images. La programmation des processeurs multi-coeurs reposera sur l'utilisation des Pthreads, d'OpenMP, d'Intel TBB et sur une présentation du concept de transaction. La programmation de cartes graphiques reposera sur l'utilisation de CUDA et les jeux d'instructions SSE et Altivec seront utilisés pour la programmation des unités vectorielles intégrées dans les processeurs. Une vision plus</text:p>
      <text:p text:style-name="courant">haut-niveau sera donnée au travers de la librairie OpenCL. Finalement, l'accent sera mis sur la combinaison de ces différents niveaux de parallélisme, la mesure des performances et l'adéquation</text:p>
      <text:p text:style-name="courant">entre problèmes et choix d'architectures/algorithmes adaptés.</text:p>
      <text:p text:style-name="Standard"><text:span text:style-name="T1">Pré-requis :</text:span><text:span text:style-name="T2"> </text:span></text:p>
      <text:p text:style-name="courant">Programmation impérative</text:p>
      <text:p text:style-name="courant">Architecture des ordinateurs</text:p>
      <text:p text:style-name="Standard"><text:span text:style-name="T1">Objectifs :</text:span><text:span text:style-name="T2"> </text:span></text:p>
      <text:p text:style-name="courant">Capacité à exploiter correctement et efficacement les différents niveau de parallèlisme présents dans les architectures actuelles.</text:p>
      <text:p text:style-name="courant">Capacité à choisir une architecture en fonction d'un problème donné.</text:p>
      <text:p text:style-name="courant">Capacité à utiliser ces compétences dans les domaines du calcul scientifique et du traitement d'images.</text:p>
      <text:p text:style-name="Standard"><text:span text:style-name="T1">Langue de l’enseignement :</text:span><text:span text:style-name="T2"> Français</text:span></text:p>
      <text:p text:style-name="P4"/>
      <text:h text:style-name="P2" text:outline-level="3">UE 42 – Visualisation avancée</text:h>
      <text:p text:style-name="Standard"><text:span text:style-name="T1">Contenu :</text:span><text:span text:style-name="T2"> </text:span></text:p>
      <text:p text:style-name="courant">La complexité sémantique et la massivité des données issues de mesures scientifiques, de simulations numériques ou d'immenses bases de données disponibles sur le réseau, rendent indispensable le recours à la médiation visuelle pour en permettre une appréhension la plus riche possible.  La mise en oeuvre de  techniques de visualisation élaborées conduit à utiliser des architectures parallèles et distribués pour faire face à la complexité des traitements numériques en amont ou propre au rendu visuel. Cette puissance de traitement peut être mise en oeuvre pour simplifier le rendu afin de l'adapter à un rendu nomade, mais elle  peut aussi adapter les données en post-traitement pour que celles-ci soient analysées via un vaste environnement de Réalité Virtuelle multi-écrans plus ou moins distant sur le réseau.</text:p>
      <text:p text:style-name="courant">Nous présentons dans ce cours  les fondements du pipeline graphique parallèle, les différentes techniques de rendu scientifique, les moyens d'adapter le rendu nomade aux gros volumes de données complexes et enfin nous abordons la visualisation scientifique utilisant les techniques avancée de Réalité Virtuelle au service de la performance.</text:p>
      <text:p text:style-name="champ"><text:span text:style-name="T3">Pré-requis :</text:span> </text:p>
      <text:p text:style-name="courant">Module Calcul intensif, Module programmation graphique. Notions en Réseaux.Architecture des systèmes</text:p>
      <text:p text:style-name="Standard"><text:span text:style-name="T1">Objectifs :</text:span><text:span text:style-name="T2"> </text:span></text:p>
      <text:p text:style-name="courant">Comprendre différentes techniques de visualisation d'information scientifique. Comprendre le fonctionnement d'une application graphique nomade. Aborder sur des exemples les principes des applications  de visualisation scientifique portants sur des données massives de type geo-scientifique ou biologie moléculaire.</text:p>
      <text:p text:style-name="Standard"><text:span text:style-name="T1">Langue de l’enseignement :</text:span><text:span text:style-name="T2"> Français / Anglais</text:span></text:p>
      <text:p text:style-name="P4"/>
      <text:h text:style-name="P2" text:outline-level="3">UE 43 – Fouille d'images</text:h>
      <text:p text:style-name="Standard"><text:span text:style-name="T1">Contenu :</text:span><text:span text:style-name="T2"> </text:span></text:p>
      <text:p text:style-name="courant">Ce module explore les différentes techniques et compétences nécessaires à la fouille d'images, depuis la description synthétique des images jusqu'aux techniques d'apprentissage automatique.</text:p>
      <text:p text:style-name="courant">La description synthétique des images consiste à extraire un nombre restreint de descripteurs numériques, représentatifs du contenu de l'image, la décrivant sur un plan local ou global (orientations ou couleurs dominantes, texture...). Nous étudierons ou rappellerons différentes méthodes d'extraction de descripteurs, tels que les histogrammes, les matrices de cooccurence ou encore les ondelettes. Nous verrons également comment extraire les points d'intérêt au sein des images.</text:p>
      <text:p text:style-name="courant"><text:soft-page-break/>Par ailleurs, nous présenterons différentes facettes de l'apprentissage automatique, d'abord de manière générale, puis dans le cadre de leur application aux images.</text:p>
      <text:p text:style-name="courant">Nous aborderons la notion de distance ou similarité, nous montrerons comment elle peut s'appliquer pour des recherches locales (images similaires, classification par plus proche voisin...) ou globale (structuration de l'espace des images, clustering...).</text:p>
      <text:p text:style-name="courant">Nous étudierons l'impact de connaissances a priori sur l'efficacité des méthodes (approches non supervisées, supervisées, semi-supervisées).</text:p>
      <text:p text:style-name="Standard"><text:span text:style-name="T1">Pré-requis :</text:span><text:span text:style-name="T2"> </text:span></text:p>
      <text:p text:style-name="Standard"><text:span text:style-name="T1">Objectifs :</text:span><text:span text:style-name="T2"> </text:span></text:p>
      <text:p text:style-name="P3">Apporter à l'étudiant une double compétence dans les techniques d'apprentissage en général et dans leur application aux images en particulier.</text:p>
      <text:p text:style-name="Standard"><text:span text:style-name="T1">Langue de l’enseignement :</text:span><text:span text:style-name="T2"> Français / Anglais</text:span></text:p>
      <text:h text:style-name="P2" text:outline-level="3">UE 44 – Préparation au stage recherche</text:h>
      <text:p text:style-name="courant">Voir S4 INIS</text:p>
      <text:h text:style-name="P2" text:outline-level="3">UE 45 – Projet 2</text:h>
      <text:p text:style-name="courant">Voir S4 INIS</text:p>
      <text:h text:style-name="P2" text:outline-level="3"/>
      <text:h text:style-name="P2" text:outline-level="3">UE 46 – Anglais</text:h>
      <text:p text:style-name="courant">Voir S4 INIS</text:p>
      <text:h text:style-name="P2" text:outline-level="3">UE 47 – Stage</text:h>
      <text:p text:style-name="courant">Voir S4 INI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MT" svg:font-family="ArialMT, Arial" style:font-family-generic="swiss"/>
    <style:font-face style:name="Calibri" svg:font-family="Calibri"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Standard" style:next-style-name="Standard" style:default-outline-level="2" style:class="text">
      <style:paragraph-properties fo:margin-left="0cm" fo:margin-right="0cm" fo:text-align="justify" style:justify-single-word="false" fo:text-indent="0cm" style:auto-text-indent="false" fo:keep-with-next="always"/>
      <style:text-properties fo:font-style="italic" fo:font-weight="bold"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fo:font-weight="bold" style:font-weight-asian="bold" style:font-weight-complex="bold"/>
    </style:style>
    <style:style style:name="courant" style:family="paragraph" style:parent-style-name="Standard">
      <style:paragraph-properties fo:text-align="justify" style:justify-single-word="false">
        <style:tab-stops>
          <style:tab-stop style:position="0.501cm"/>
        </style:tab-stops>
      </style:paragraph-properties>
      <style:text-properties fo:font-size="10pt" style:font-name-asian="Calibri" style:font-size-asian="10pt" style:font-name-complex="Calibri" style:font-size-complex="10pt"/>
    </style:style>
    <style:style style:name="champ" style:family="paragraph" style:parent-style-name="Standard">
      <style:text-properties fo:font-size="10pt" fo:font-weight="bold" style:font-name-asian="Calibri" style:font-size-asian="10pt" style:font-weight-asian="bold" style:font-name-complex="Calibri" style:font-size-complex="10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i ED-DBALI</meta:initial-creator>
    <meta:creation-date>2012-02-08T13:52:35</meta:creation-date>
    <meta:document-statistic meta:table-count="0" meta:image-count="0" meta:object-count="0" meta:page-count="2" meta:paragraph-count="43" meta:word-count="698" meta:character-count="5032"/>
    <dc:date>2012-02-08T13:53:06</dc:date>
    <dc:creator>Ali ED-DBALI</dc:creator>
    <meta:editing-duration>PT31S</meta:editing-duration>
    <meta:editing-cycles>1</meta:editing-cycles>
    <meta:generator>OpenOffice.org/3.3$Unix OpenOffice.org_project/330m20$Build-9567</meta:generator>
  </office:meta>
</office:document-meta>
</file>